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4fd7e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154f90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17dae5"/>
    </style:style>
    <style:style style:name="T1" style:family="text">
      <style:text-properties officeooo:rsid="00154f90"/>
    </style:style>
    <style:style style:name="T2" style:family="text">
      <style:text-properties fo:color="#008080" style:font-name="DejaVu Sans Mono" fo:font-size="11.3000001907349pt" fo:font-weight="bold"/>
    </style:style>
    <style:style style:name="T3" style:family="text">
      <style:text-properties officeooo:rsid="00167eaf"/>
    </style:style>
    <style:style style:name="T4" style:family="text">
      <style:text-properties officeooo:rsid="0017d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尊敬的领导：</text:p>
      <text:p text:style-name="P2"><text:tab/>感谢领导这些天来对我的栽培，我很感激。</text:p>
      <text:p text:style-name="P3"><text:tab/>现在项目对我而言难度较大，而且我自身能力不足，对于各方面的技术不熟练，难以完成领导给予我的重任。</text:p>
      <text:p text:style-name="P3"><text:tab/>而且现在任务因为涉及安全，尤其是涉及金钱为了避免给公司带来不必要的损失。影响公司日后的发展我现在恳请领导批准我的离职决定。</text:p>
      <text:p text:style-name="P4">　　两个ｗｅｂ系统都以上传，而且都是同事在负责。所以我的离开并不会对现有项目产生影响。</text:p>
      <text:p text:style-name="P4"><text:tab/><text:span text:style-name="T1">android项目采用python中的django框架实现就存放在桌面。pyproject是android后台。get_text_picture是图片文字提取模块，采用tesseract实现。为了精确识别需要训练模型，生成字典库。</text:span></text:p>
      <text:p text:style-name="P5"><text:span text:style-name="T3">RSA是采用pycrypto实现非对称加密算法。</text:span></text:p>
      <text:p text:style-name="P5"><text:tab/>为了给公司减少不必要的开支，特在此申请离职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35:31.874241602</meta:creation-date>
    <dc:date>2017-10-30T17:50:56.217203976</dc:date>
    <meta:editing-duration>PT15M2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73" meta:character-count="342" meta:non-whitespace-character-count="335"/>
  </office:meta>
</office:document-meta>
</file>